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0f835b" officeooo:paragraph-rsid="000f835b" style:font-size-asian="12pt" style:font-size-complex="12pt"/>
    </style:style>
    <style:style style:name="P2" style:family="paragraph" style:parent-style-name="Standard" style:list-style-name="L1">
      <style:text-properties style:font-name="Liberation Serif" fo:font-size="12pt" officeooo:rsid="000f835b" officeooo:paragraph-rsid="000f835b" style:font-size-asian="12pt" style:font-size-complex="12pt"/>
    </style:style>
    <style:style style:name="P3" style:family="paragraph" style:parent-style-name="Standard" style:list-style-name="L1">
      <style:text-properties style:font-name="Liberation Serif" fo:font-size="12pt" officeooo:rsid="000f835b" officeooo:paragraph-rsid="00131977" style:font-size-asian="12pt" style:font-size-complex="12pt"/>
    </style:style>
    <style:style style:name="P4" style:family="paragraph" style:parent-style-name="Standard" style:list-style-name="L1">
      <style:text-properties style:font-name="Liberation Serif" fo:font-size="12pt" officeooo:paragraph-rsid="000f835b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officeooo:paragraph-rsid="0010f4dc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officeooo:rsid="0010b695" officeooo:paragraph-rsid="0010b695" style:font-size-asian="12pt" style:font-size-complex="12pt"/>
    </style:style>
    <style:style style:name="P7" style:family="paragraph" style:parent-style-name="Standard" style:list-style-name="L1">
      <style:text-properties style:font-name="Liberation Serif" fo:font-size="12pt" officeooo:rsid="0010b695" officeooo:paragraph-rsid="00117cfa" style:font-size-asian="12pt" style:font-size-complex="12pt"/>
    </style:style>
    <style:style style:name="P8" style:family="paragraph" style:parent-style-name="Standard" style:list-style-name="L1">
      <style:text-properties style:font-name="Liberation Serif" fo:font-size="12pt" officeooo:rsid="0010f4dc" officeooo:paragraph-rsid="0010f4dc" style:font-size-asian="12pt" style:font-size-complex="12pt"/>
    </style:style>
    <style:style style:name="P9" style:family="paragraph" style:parent-style-name="Standard" style:list-style-name="L1">
      <style:text-properties style:font-name="Liberation Serif" fo:font-size="12pt" officeooo:rsid="00117cfa" officeooo:paragraph-rsid="00117cfa" style:font-size-asian="12pt" style:font-size-complex="12pt"/>
    </style:style>
    <style:style style:name="P10" style:family="paragraph" style:parent-style-name="Standard" style:list-style-name="L1">
      <style:text-properties style:font-name="Liberation Serif" fo:font-size="12pt" officeooo:rsid="00135d0f" officeooo:paragraph-rsid="00135d0f" style:font-size-asian="12pt" style:font-size-complex="12pt"/>
    </style:style>
    <style:style style:name="P11" style:family="paragraph" style:parent-style-name="Standard" style:list-style-name="L1">
      <style:text-properties style:font-name="Liberation Serif" fo:font-size="12pt" officeooo:rsid="00135d0f" officeooo:paragraph-rsid="0014d6a7" style:font-size-asian="12pt" style:font-size-complex="12pt"/>
    </style:style>
    <style:style style:name="T1" style:family="text">
      <style:text-properties officeooo:rsid="000f835b"/>
    </style:style>
    <style:style style:name="T2" style:family="text">
      <style:text-properties fo:font-variant="normal" fo:text-transform="none" fo:color="#3e4349" fo:letter-spacing="normal" fo:font-style="normal" fo:font-weight="normal"/>
    </style:style>
    <style:style style:name="T3" style:family="text">
      <style:text-properties fo:font-variant="normal" fo:text-transform="none" fo:color="#3e4349" fo:letter-spacing="normal" fo:font-style="normal" fo:font-weight="normal" officeooo:rsid="0010f4dc"/>
    </style:style>
    <style:style style:name="T4" style:family="text">
      <style:text-properties fo:font-variant="normal" fo:text-transform="none" fo:color="#666666" fo:letter-spacing="normal" fo:font-style="normal" fo:font-weight="normal"/>
    </style:style>
    <style:style style:name="T5" style:family="text">
      <style:text-properties fo:font-variant="normal" fo:text-transform="none" fo:color="#007020" fo:letter-spacing="normal" fo:font-style="normal" fo:font-weight="normal"/>
    </style:style>
    <style:style style:name="T6" style:family="text">
      <style:text-properties fo:font-variant="normal" fo:text-transform="none" fo:color="#4070a0" fo:letter-spacing="normal" fo:font-style="normal" fo:font-weight="normal" officeooo:rsid="0010f4dc"/>
    </style:style>
    <style:style style:name="T7" style:family="text">
      <style:text-properties officeooo:rsid="0010f4dc"/>
    </style:style>
    <style:style style:name="T8" style:family="text">
      <style:text-properties officeooo:rsid="00117cfa"/>
    </style:style>
    <style:style style:name="T9" style:family="text">
      <style:text-properties officeooo:rsid="00131977"/>
    </style:style>
    <style:style style:name="T10" style:family="text">
      <style:text-properties officeooo:rsid="0014d6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Введение в функциональное т</text:span>естирование.</text:p>
      <text:list xml:id="list4453421871090320838" text:style-name="L1">
        <text:list-item>
          <text:p text:style-name="P2">Тестирование следует производить при каждом изменении кода: если обновился код, следует обновлять соответствующие тесты.</text:p>
        </text:list-item>
        <text:list-item>
          <text:p text:style-name="P3">Удобно использовать модуль coverage. Он показывает в процентах покрытие кода тестами. Но следует учитывать, что покрытый фрагмент кода не означает, что в нем нет ошибок. Это лишь указание на то, что интерпретатор во время тестирования «посетил» данный фрагмент. <text:span text:style-name="T9">Чем больше процентов покрыто, тем лучше.</text:span></text:p>
        </text:list-item>
        <text:list-item>
          <text:p text:style-name="P2">Для запуска тестов подойдет nose.</text:p>
        </text:list-item>
        <text:list-item>
          <text:p text:style-name="P2">Файлы с тестами должны содержать в названии слово «test». (необходимо для nose)</text:p>
        </text:list-item>
        <text:list-item>
          <text:p text:style-name="P4"><text:span text:style-name="T1">Тестовые классы должны наследоваться от </text:span><text:span text:style-name="T2">unittest</text:span><text:span text:style-name="T4">.</text:span><text:span text:style-name="T2">TestCase.</text:span></text:p>
        </text:list-item>
        <text:list-item>
          <text:p text:style-name="P2">Тестовые методы должны содержать слово «test».</text:p>
        </text:list-item>
        <text:list-item>
          <text:p text:style-name="P2">Порядок запуска тестовых методов в классе не определен. Один тестовый метод не должен зависеть от другого.</text:p>
        </text:list-item>
        <text:list-item>
          <text:p text:style-name="P6">Каждый тестовый метод должен проверять минимальный фрагмент кода.</text:p>
        </text:list-item>
        <text:list-item>
          <text:p text:style-name="P7">Перед каждым тестом запускается метод self.setUp(), в нем должны производиться предварительные манипуляции, необходимые для большинства тестовых методов (создание базы, накатывание фикстур, создание экземпляра тестового приложения). После каждого теста запускается метод self.tearDown<text:span text:style-name="T8">()</text:span>.</text:p>
        </text:list-item>
        <text:list-item>
          <text:p text:style-name="P6">База данных перед запуском каждого тестового метода должна находиться в одинаковом начальном состоянии. По умолчанию используется sqlite, для которого это поддерживается автоматически.</text:p>
        </text:list-item>
        <text:list-item>
          <text:p text:style-name="P6">Для, собственно, тестирования используются методы вида self.assertXXX, с помощью которых проверяется соответствие ожида<text:span text:style-name="T7">е</text:span>мого <text:span text:style-name="T7">поведения с фактическим.</text:span></text:p>
        </text:list-item>
        <text:list-item>
          <text:p text:style-name="P5"><text:span text:style-name="T7">Чаще всего проверяется ответ сервера </text:span><text:span text:style-name="T2">res </text:span><text:span text:style-name="T4">=</text:span><text:span text:style-name="T2"> </text:span><text:span text:style-name="T5">self</text:span><text:span text:style-name="T4">.</text:span><text:span text:style-name="T2">testapp</text:span><text:span text:style-name="T4">.</text:span><text:span text:style-name="T2">get(</text:span><text:span text:style-name="T6">path</text:span><text:span text:style-name="T2">) </text:span><text:span text:style-name="T3">(при внесении изменений — post вместо get)</text:span><text:span text:style-name="T2">, </text:span><text:span text:style-name="T3">а именно: статус ответа, тело ответа, адрес ответа. Также, если внесенные изменения затрагивают базу, необходимо проверить внесенные изменения там.</text:span></text:p>
        </text:list-item>
        <text:list-item>
          <text:p text:style-name="P10"><text:span text:style-name="T2">Функционал должен тестироваться с точки зрения пользователя, например: зашел на страницу А — увидел там слово СА, на странице Б заполнил форму БФ — перенаправило на страницу В, где отобразились данные из БФ, на странице В неправильно заполнил форму ВФ — вернуло на страницу В с сообщением об ошибке ОВ. Проверка данных в базе выбивается из этой логики и не относится к функциональным тестам, но не помешает.</text:span></text:p>
        </text:list-item>
        <text:list-item>
          <text:p text:style-name="P8">Из-за разных настроек на разных машинах возможна ситуация, когда у кого-то не проходят тесты, когда у остальных — «а у меня всё нормально». Тогда необходимо либо поправить тесты, либо поправить настройки — по ситуации.</text:p>
        </text:list-item>
        <text:list-item>
          <text:p text:style-name="P9">Если при эксплуатации приложения в покрытом фрагменте была обнаружена ошибка, необходимо её исправить и добавить новый тестовый метод, либо расширить существующий так, чтобы моделировались условия, которые привели к данной ошибке.</text:p>
        </text:list-item>
        <text:list-item>
          <text:p text:style-name="P11">Писать тесты долго, нудно, скучно, но надо. Иначе весь функционал придется не менее долго, скучно, нудно проверять вручную с очень высокой вероятностью что-то пропустить, причем <text:span text:style-name="T10">проверять при каждом изменении кода, с высокой вероятностью поиска трудноуловимых ошибок там, где раньше всё работало идеально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4:17:24.085601371</meta:creation-date>
    <dc:date>2014-12-09T15:54:00.468145060</dc:date>
    <meta:editing-duration>PT30M54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1" meta:paragraph-count="17" meta:word-count="401" meta:character-count="2901" meta:non-whitespace-character-count="2527"/>
  </office:meta>
</office:document-meta>
</file>